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600000116665B7A1B8D42F4E2.png" manifest:media-type="image/png"/>
  <manifest:file-entry manifest:full-path="Pictures/1000020100000116000001168AEC81AE2729DD13.png" manifest:media-type="image/png"/>
  <manifest:file-entry manifest:full-path="Pictures/100002010000011600000116A02721DA421159C0.png" manifest:media-type="image/png"/>
  <manifest:file-entry manifest:full-path="Pictures/100002010000011600000116F03539D35F56A851.png" manifest:media-type="image/png"/>
  <manifest:file-entry manifest:full-path="Pictures/100002010000011600000116D3CF6F7B3F5A73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5">
      <style:paragraph-properties fo:margin-left="0cm" fo:margin-right="0cm" fo:margin-top="0cm" fo:margin-bottom="0.106cm" loext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aaaaaa" style:font-name="Roboto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.106cm" loext:contextual-spacing="false" fo:line-height="133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5">
      <style:paragraph-properties fo:margin-left="1.27cm" fo:margin-right="0cm" fo:margin-top="0cm" fo:margin-bottom="0.106cm" loext:contextual-spacing="false" fo:line-height="133%" fo:text-align="start" style:justify-single-word="false" fo:orphans="2" fo:widows="2" fo:text-indent="0cm" style:auto-text-indent="false" fo:padding="0cm" fo:border="none"/>
      <style:text-properties fo:font-variant="normal" fo:text-transform="none" fo:color="#1f2836" style:font-name="Roboto" fo:letter-spacing="normal" fo:font-style="normal" fo:font-weight="normal" fo:background-color="#f0f0f0" loext:padding="0cm" loext:border="none"/>
    </style:style>
    <style:style style:name="P4" style:family="paragraph" style:parent-style-name="Text_20_body" style:list-style-name="L5">
      <style:paragraph-properties fo:margin-left="1.27cm" fo:margin-right="0cm" fo:margin-top="0cm" fo:margin-bottom="0.106cm" loext:contextual-spacing="false" fo:line-height="133%" fo:text-align="start" style:justify-single-word="false" fo:orphans="2" fo:widows="2" fo:text-indent="0cm" style:auto-text-indent="false" fo:padding="0cm" fo:border="none"/>
      <style:text-properties fo:font-variant="normal" fo:text-transform="none" fo:color="#1f2836" style:font-name="Roboto" fo:letter-spacing="normal" fo:font-style="normal" fo:font-weight="normal" officeooo:paragraph-rsid="00031841" fo:background-color="#f0f0f0" loext:padding="0cm" loext:border="none"/>
    </style:style>
    <style:style style:name="T1" style:family="text">
      <style:text-properties style:font-name="Roboto" fo:font-style="normal" fo:font-weight="normal"/>
    </style:style>
    <style:style style:name="T2" style:family="text">
      <style:text-properties style:font-name="Roboto" fo:font-style="normal" fo:font-weight="normal" fo:background-color="#0087e0" loext:char-shading-value="0" loext:padding="0cm" loext:border="none"/>
    </style:style>
    <style:style style:name="T3" style:family="text">
      <style:text-properties fo:font-variant="normal" fo:text-transform="none" fo:color="#f7f7f7" style:font-name="Roboto" fo:letter-spacing="normal" fo:font-style="normal" fo:font-weight="normal" fo:background-color="#0087e0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1.5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-1.27cm" svg:y="0cm" svg:width="0.847cm" svg:height="0.847cm" draw:z-index="0">
        <draw:image xlink:href="Pictures/1000020100000116000001168AEC81AE2729DD13.png" xlink:type="simple" xlink:show="embed" xlink:actuate="onLoad"/>
      </draw:frame>
      <draw:frame draw:style-name="fr1" draw:name="Image2" text:anchor-type="page" text:anchor-page-number="1" svg:x="-1.27cm" svg:y="0cm" svg:width="0.847cm" svg:height="0.847cm" draw:z-index="1">
        <draw:image xlink:href="Pictures/100002010000011600000116A02721DA421159C0.png" xlink:type="simple" xlink:show="embed" xlink:actuate="onLoad"/>
      </draw:frame>
      <draw:frame draw:style-name="fr1" draw:name="Image3" text:anchor-type="page" text:anchor-page-number="1" svg:x="-1.27cm" svg:y="0cm" svg:width="0.847cm" svg:height="0.847cm" draw:z-index="2">
        <draw:image xlink:href="Pictures/100002010000011600000116F03539D35F56A851.png" xlink:type="simple" xlink:show="embed" xlink:actuate="onLoad"/>
      </draw:frame>
      <draw:frame draw:style-name="fr1" draw:name="Image4" text:anchor-type="page" text:anchor-page-number="1" svg:x="-1.27cm" svg:y="0cm" svg:width="0.847cm" svg:height="0.847cm" draw:z-index="3">
        <draw:image xlink:href="Pictures/100002010000011600000116D3CF6F7B3F5A735F.png" xlink:type="simple" xlink:show="embed" xlink:actuate="onLoad"/>
      </draw:frame>
      <draw:frame draw:style-name="fr1" draw:name="Image5" text:anchor-type="page" text:anchor-page-number="1" svg:x="-1.27cm" svg:y="0cm" svg:width="0.847cm" svg:height="0.847cm" draw:z-index="4">
        <draw:image xlink:href="Pictures/100002010000011600000116665B7A1B8D42F4E2.png" xlink:type="simple" xlink:show="embed" xlink:actuate="onLoad"/>
      </draw:frame>
      <draw:frame draw:style-name="fr1" draw:name="Image6" text:anchor-type="page" text:anchor-page-number="1" svg:x="-1.27cm" svg:y="0cm" svg:width="0.847cm" svg:height="0.847cm" draw:z-index="5">
        <draw:image xlink:href="Pictures/1000020100000116000001168AEC81AE2729DD13.png" xlink:type="simple" xlink:show="embed" xlink:actuate="onLoad"/>
      </draw:frame>
      <draw:frame draw:style-name="fr1" draw:name="Image7" text:anchor-type="page" text:anchor-page-number="1" svg:x="-1.27cm" svg:y="0cm" svg:width="0.847cm" svg:height="0.847cm" draw:z-index="6">
        <draw:image xlink:href="Pictures/1000020100000116000001168AEC81AE2729DD13.png" xlink:type="simple" xlink:show="embed" xlink:actuate="onLoad"/>
      </draw:frame>
      <text:list xml:id="list7948068229613164523" text:style-name="L5">
        <text:list-item>
          <text:p text:style-name="P3">see you need to consider these philosophers as 5 processors and male sure everyone eats as there are 5 forks</text:p>
        </text:list-item>
        <text:list-item>
          <text:p text:style-name="P3">so inorder for the philosophers to request the forks you need to have connection with the left and right phiolosopher who may have also cometing for the fork</text:p>
        </text:list-item>
        <text:list-item>
          <text:p text:style-name="P3">as you can see in the document everything is mentioned</text:p>
        </text:list-item>
        <text:list-item>
          <text:p text:style-name="P3">you have to solve the problem using dining philosophers algorithm</text:p>
        </text:list-item>
        <text:list-item>
          <text:p text:style-name="P3">you need to use sockets for connection between philosophers right?</text:p>
        </text:list-item>
        <text:list-item>
          <text:p text:style-name="P4">you have to slve the philosophers problem using ricart agarwala algorithm(distributed)</text:p>
        </text:list-item>
        <text:list-item>
          <text:p text:style-name="P1">28 March 2018 · 8:31 PM</text:p>
          <text:p text:style-name="P3">Did you understand it?</text:p>
        </text:list-item>
      </text:list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05:37.642547407</meta:creation-date>
    <dc:date>2018-03-29T10:07:46.114703988</dc:date>
    <meta:editing-duration>PT2M10S</meta:editing-duration>
    <meta:editing-cycles>1</meta:editing-cycles>
    <meta:document-statistic meta:table-count="0" meta:image-count="7" meta:object-count="0" meta:page-count="1" meta:paragraph-count="8" meta:word-count="106" meta:character-count="595" meta:non-whitespace-character-count="504"/>
    <meta:generator>LibreOffice/5.1.6.2$Linux_X86_64 LibreOffice_project/10m0$Build-2</meta:generator>
  </office:meta>
</office:document-meta>
</file>